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5e85" officeooo:paragraph-rsid="000c5e85"/>
    </style:style>
    <style:style style:name="P2" style:family="paragraph" style:parent-style-name="Standard">
      <style:paragraph-properties fo:text-align="center" style:justify-single-word="false"/>
      <style:text-properties officeooo:rsid="000c5e85" officeooo:paragraph-rsid="000c5e85"/>
    </style:style>
    <style:style style:name="P3" style:family="paragraph" style:parent-style-name="Standard">
      <style:paragraph-properties fo:text-align="start" style:justify-single-word="false"/>
      <style:text-properties officeooo:rsid="000c5e85" officeooo:paragraph-rsid="000c5e8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e38dc" officeooo:paragraph-rsid="000e38dc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e38dc" officeooo:paragraph-rsid="000e38dc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0e38dc" officeooo:paragraph-rsid="000e38dc"/>
    </style:style>
    <style:style style:name="P7" style:family="paragraph" style:parent-style-name="Standard">
      <style:paragraph-properties fo:text-align="start" style:justify-single-word="false"/>
      <style:text-properties officeooo:rsid="000e6a60" officeooo:paragraph-rsid="000e6a60"/>
    </style:style>
    <style:style style:name="P8" style:family="paragraph" style:parent-style-name="Standard" style:list-style-name="L4">
      <style:paragraph-properties fo:text-align="start" style:justify-single-word="false"/>
      <style:text-properties officeooo:rsid="000fcd96" officeooo:paragraph-rsid="000fcd96"/>
    </style:style>
    <style:style style:name="P9" style:family="paragraph" style:parent-style-name="Standard" style:list-style-name="L5">
      <style:paragraph-properties fo:text-align="start" style:justify-single-word="false"/>
      <style:text-properties officeooo:rsid="000fcd96" officeooo:paragraph-rsid="000fcd96"/>
    </style:style>
    <style:style style:name="P10" style:family="paragraph" style:parent-style-name="Standard" style:list-style-name="L6">
      <style:paragraph-properties fo:text-align="start" style:justify-single-word="false"/>
      <style:text-properties officeooo:rsid="00127a09" officeooo:paragraph-rsid="00127a09"/>
    </style:style>
    <style:style style:name="T1" style:family="text">
      <style:text-properties officeooo:rsid="000d10e2"/>
    </style:style>
    <style:style style:name="T2" style:family="text">
      <style:text-properties officeooo:rsid="000e6a60"/>
    </style:style>
    <style:style style:name="T3" style:family="text">
      <style:text-properties officeooo:rsid="000fcd96"/>
    </style:style>
    <style:style style:name="T4" style:family="text">
      <style:text-properties officeooo:rsid="001124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yan Anders</text:p>
      <text:p text:style-name="P1">Sami Awwad</text:p>
      <text:p text:style-name="P1">Samir Ouahhabi</text:p>
      <text:p text:style-name="P1"/>
      <text:p text:style-name="P1">Team Abeeseesdee</text:p>
      <text:p text:style-name="P1"/>
      <text:p text:style-name="P2">Final Project Design Pattern Choices</text:p>
      <text:p text:style-name="P2"/>
      <text:p text:style-name="P3">1) Strategy</text:p>
      <text:list xml:id="list2976532973024748351" text:style-name="L1">
        <text:list-item>
          <text:p text:style-name="P4">Items, Equipment, Abilities, Characters and Parties all implement strategy to make them easily swapable with other objects of their type.</text:p>
        </text:list-item>
      </text:list>
      <text:p text:style-name="P3">2) Singleton</text:p>
      <text:list xml:id="list2746214614944431291" text:style-name="L2">
        <text:list-item>
          <text:p text:style-name="P5">The Output and InfoHandler hierarchy tree implement singleton to smoother interactions with output streams and limit the number of objects that will query the database.</text:p>
        </text:list-item>
      </text:list>
      <text:p text:style-name="P3">3) Factory</text:p>
      <text:list xml:id="list8042540042485615743" text:style-name="L3">
        <text:list-item>
          <text:p text:style-name="P6">All of our equipment and usable item factory classes are not quite factories in the conventional sense. They are intended to create random items from a variety of possibilities. <text:s/>For the UsableItemFactory this very much resembles a simple factory, while others rely heavily on our database to retrieve their information and <text:span text:style-name="T2">build their objects.</text:span></text:p>
        </text:list-item>
      </text:list>
      <text:p text:style-name="P7">4) Abstract Factory</text:p>
      <text:list xml:id="list8333119463658957714" text:style-name="L4">
        <text:list-item>
          <text:p text:style-name="P8">Abilities are created using an abstract factory with Concrete factories for each class and for hostiles.</text:p>
        </text:list-item>
      </text:list>
      <text:p text:style-name="P3"><text:span text:style-name="T3">5</text:span>) Template</text:p>
      <text:list xml:id="list4369862914477157067" text:style-name="L5">
        <text:list-item>
          <text:p text:style-name="P9">EquipmentFactory subclasses implement a <text:span text:style-name="T4">template method to gather together the various stats, name, description, etc that are required to build a piece of equipment, partially using database calls. <text:s/>The equipment factories are thus not pure factories, but factory-template hybrids.</text:span></text:p>
        </text:list-item>
      </text:list>
      <text:p text:style-name="P3"><text:span text:style-name="T3">6</text:span>) <text:span text:style-name="T1">Null</text:span></text:p>
      <text:list xml:id="list3914289142750642684" text:style-name="L6">
        <text:list-item>
          <text:p text:style-name="P10">We use a NullEquipment object to place on characters so that they have an objects that can be used for checks such as equip/unequip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4:20:15.983000000</meta:creation-date>
    <dc:date>2014-08-14T14:44:10.491000000</dc:date>
    <meta:editing-duration>PT19M47S</meta:editing-duration>
    <meta:editing-cycles>8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7" meta:word-count="210" meta:character-count="1330" meta:non-whitespace-character-count="1141"/>
  </office:meta>
</office:document-meta>
</file>